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D9D9D9" style:cell-protect="protected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D9D9D9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9D9D9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cell-protect="none"/>
    </style:style>
    <style:style style:name="ce7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1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3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4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5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6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7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8" style:family="table-cell" style:parent-style-name="Default" style:data-style-name="N3"/>
    <style:style style:name="ce19" style:family="table-cell" style:parent-style-name="Default" style:data-style-name="N38">
      <style:table-cell-properties style:vertical-align="middle" fo:background-color="#FFFFFF" style:cell-protect="none" style:repeat-content="false"/>
      <style:paragraph-properties fo:text-align="end" fo:margin-right="0cm"/>
    </style:style>
    <style:style style:name="ce20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wrap-option="wrap" fo:background-color="#D9D9D9" style:cell-protect="protected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background-color="#D9D9D9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1.60513888888889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9.38388888888889cm" style:use-optimal-column-width="true"/>
    </style:style>
    <style:style style:name="co4" style:family="table-column">
      <style:table-column-properties fo:break-before="auto" style:column-width="7.90222222222222cm" style:use-optimal-column-width="true"/>
    </style:style>
    <style:style style:name="co5" style:family="table-column">
      <style:table-column-properties fo:break-before="auto" style:column-width="5.20347222222222cm" style:use-optimal-column-width="true"/>
    </style:style>
    <style:style style:name="co6" style:family="table-column">
      <style:table-column-properties fo:break-before="auto" style:column-width="2.45180555555556cm" style:use-optimal-column-width="true"/>
    </style:style>
    <style:style style:name="co7" style:family="table-column">
      <style:table-column-properties fo:break-before="auto" style:column-width="2.32833333333333cm" style:use-optimal-column-width="true"/>
    </style:style>
    <style:style style:name="co8" style:family="table-column">
      <style:table-column-properties fo:break-before="auto" style:column-width="3.43958333333333cm" style:use-optimal-column-width="true"/>
    </style:style>
    <style:style style:name="co9" style:family="table-column">
      <style:table-column-properties fo:break-before="auto" style:column-width="3.28083333333333cm"/>
    </style:style>
    <style:style style:name="co10" style:family="table-column">
      <style:table-column-properties fo:break-before="auto" style:column-width="8.74888888888889cm" style:use-optimal-column-width="true"/>
    </style:style>
    <style:style style:name="co11" style:family="table-column">
      <style:table-column-properties fo:break-before="auto" style:column-width="3.06916666666667cm"/>
    </style:style>
    <style:style style:name="co12" style:family="table-column">
      <style:table-column-properties fo:break-before="auto" style:column-width="6.82625cm" style:use-optimal-column-width="true"/>
    </style:style>
    <style:style style:name="co13" style:family="table-column">
      <style:table-column-properties fo:break-before="auto" style:column-width="8.99583333333333cm" style:use-optimal-column-width="true"/>
    </style:style>
    <style:style style:name="co14" style:family="table-column">
      <style:table-column-properties fo:break-before="auto" style:column-width="5.87375cm" style:use-optimal-column-width="true"/>
    </style:style>
    <style:style style:name="co15" style:family="table-column">
      <style:table-column-properties fo:break-before="auto" style:column-width="5.62680555555556cm"/>
    </style:style>
    <style:style style:name="co16" style:family="table-column">
      <style:table-column-properties fo:break-before="auto" style:column-width="4.78013888888889cm"/>
    </style:style>
    <style:style style:name="co17" style:family="table-column">
      <style:table-column-properties fo:break-before="auto" style:column-width="5.87375cm"/>
    </style:style>
    <style:style style:name="co18" style:family="table-column">
      <style:table-column-properties fo:break-before="auto" style:column-width="5.11527777777778cm"/>
    </style:style>
    <style:style style:name="co19" style:family="table-column">
      <style:table-column-properties fo:break-before="auto" style:column-width="11.58875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42pt" style:use-optimal-row-height="false" fo:break-before="auto"/>
    </style:style>
    <style:style style:name="ro3" style:family="table-row">
      <style:table-row-properties style:row-height="48.5pt" style:use-optimal-row-height="false" fo:break-before="auto"/>
    </style:style>
    <style:style style:name="ro4" style:family="table-row">
      <style:table-row-properties style:row-height="3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6]));ISBLANK([.D6])))" style:apply-style-name="cf9" style:base-cell-address="Data_Sheet.D6"/>
      <style:map style:condition="of:is-true-formula(AND(NOT(ISBLANK([.$C6]));ISBLANK([.D6])))" style:apply-style-name="cf9" style:base-cell-address="Data_Sheet.D6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5]));ISBLANK([.D5])))" style:apply-style-name="cf9" style:base-cell-address="Data_Sheet.D5"/>
      <style:map style:condition="of:is-true-formula(AND(NOT(ISBLANK([.$C5]));ISBLANK([.D5])))" style:apply-style-name="cf9" style:base-cell-address="Data_Sheet.D5"/>
      <style:map style:condition="of:is-true-formula(AND(NOT(ISBLANK([.$C5]));ISBLANK([.D5])))" style:apply-style-name="cf9" style:base-cell-address="Data_Sheet.D5"/>
      <style:map style:condition="of:is-true-formula(AND(NOT(ISBLANK([.$C5]));ISBLANK([.D5])))" style:apply-style-name="cf9" style:base-cell-address="Data_Sheet.D5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4]));ISBLANK([.D4])))" style:apply-style-name="cf9" style:base-cell-address="Data_Sheet.D4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5]));ISBLANK([.E5])))" style:apply-style-name="cf9" style:base-cell-address="Data_Sheet.E5"/>
      <style:map style:condition="of:is-true-formula(AND(NOT(ISBLANK([.C5]));ISBLANK([.E5])))" style:apply-style-name="cf9" style:base-cell-address="Data_Sheet.E5"/>
      <style:map style:condition="of:is-true-formula(AND(NOT(ISBLANK([.C5]));ISBLANK([.E5])))" style:apply-style-name="cf9" style:base-cell-address="Data_Sheet.E5"/>
      <style:map style:condition="of:is-true-formula(AND(NOT(ISBLANK([.C5]));ISBLANK([.E5])))" style:apply-style-name="cf9" style:base-cell-address="Data_Sheet.E5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6]));ISBLANK([.E6])))" style:apply-style-name="cf9" style:base-cell-address="Data_Sheet.E6"/>
      <style:map style:condition="of:is-true-formula(AND(NOT(ISBLANK([.C6]));ISBLANK([.E6])))" style:apply-style-name="cf9" style:base-cell-address="Data_Sheet.E6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4]));ISBLANK([.E4])))" style:apply-style-name="cf9" style:base-cell-address="Data_Sheet.E4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8]));ISBLANK([.D8])))" style:apply-style-name="cf9" style:base-cell-address="Data_Sheet.D8"/>
      <style:map style:condition="of:is-true-formula(AND(NOT(ISBLANK([.$C8]));ISBLANK([.D8])))" style:apply-style-name="cf9" style:base-cell-address="Data_Sheet.D8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7]));ISBLANK([.D7])))" style:apply-style-name="cf9" style:base-cell-address="Data_Sheet.D7"/>
      <style:map style:condition="of:is-true-formula(AND(NOT(ISBLANK([.$C7]));ISBLANK([.D7])))" style:apply-style-name="cf9" style:base-cell-address="Data_Sheet.D7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8]));ISBLANK([.D8])))" style:apply-style-name="cf9" style:base-cell-address="Data_Sheet.D8"/>
      <style:map style:condition="of:is-true-formula(AND(NOT(ISBLANK([.$C9]));ISBLANK([.D9])))" style:apply-style-name="cf9" style:base-cell-address="Data_Sheet.D9"/>
      <style:map style:condition="of:is-true-formula(AND(NOT(ISBLANK([.$C9]));ISBLANK([.D9])))" style:apply-style-name="cf9" style:base-cell-address="Data_Sheet.D9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8]));ISBLANK([.E8])))" style:apply-style-name="cf9" style:base-cell-address="Data_Sheet.E8"/>
      <style:map style:condition="of:is-true-formula(AND(NOT(ISBLANK([.C8]));ISBLANK([.E8])))" style:apply-style-name="cf9" style:base-cell-address="Data_Sheet.E8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7]));ISBLANK([.E7])))" style:apply-style-name="cf9" style:base-cell-address="Data_Sheet.E7"/>
      <style:map style:condition="of:is-true-formula(AND(NOT(ISBLANK([.C7]));ISBLANK([.E7])))" style:apply-style-name="cf9" style:base-cell-address="Data_Sheet.E7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</style:style>
    <style:style style:name="ce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H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</style:style>
    <style:style style:name="ce4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</style:style>
    <style:style style:name="ce4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</style:style>
    <style:style style:name="ce4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</style:style>
    <style:style style:name="ce5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</style:style>
    <style:style style:name="ce5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</style:style>
    <style:style style:name="ce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4]));ISBLANK([.F4])))" style:apply-style-name="cf9" style:base-cell-address="Data_Sheet.F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</style:style>
    <style:style style:name="ce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G4])))" style:apply-style-name="cf9" style:base-cell-address="Data_Sheet.G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J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</style:style>
    <style:style style:name="ce6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</style:style>
    <style:style style:name="ce6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</style:style>
    <style:style style:name="ce6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</style:style>
    <style:style style:name="ce6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</style:style>
    <style:style style:name="ce7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L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G4])))" style:apply-style-name="cf9" style:base-cell-address="Data_Sheet.G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</style:style>
    <style:style style:name="ce7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N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</style:style>
    <style:style style:name="ce7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</style:style>
    <style:style style:name="ce7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</style:style>
    <style:style style:name="ce8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</style:style>
    <style:style style:name="ce8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</style:style>
    <style:style style:name="ce8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</style:style>
    <style:style style:name="ce8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</style:style>
    <style:style style:name="ce8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</style:style>
    <style:style style:name="ce8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</style:style>
    <style:style style:name="ce9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</style:style>
    <style:style style:name="ce9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</style:style>
    <style:style style:name="ce9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P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</style:style>
    <style:style style:name="ce9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9" style:base-cell-address="Data_Sheet.N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4]));ISBLANK([.O4])))" style:apply-style-name="cf9" style:base-cell-address="Data_Sheet.O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</style:style>
    <style:style style:name="ce9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</style:style>
    <style:style style:name="ce9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R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</style:style>
    <style:style style:name="ce9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</style:style>
    <style:style style:name="ce10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</style:style>
    <style:style style:name="ce10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</style:style>
    <style:style style:name="ce10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</style:style>
    <style:style style:name="ce10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</style:style>
    <style:style style:name="ce10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</style:style>
    <style:style style:name="ce10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</style:style>
    <style:style style:name="ce10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V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V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V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V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</style:style>
    <style:style style:name="ce10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</style:style>
    <style:style style:name="ce10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</style:style>
    <style:style style:name="ce10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</style:style>
    <style:style style:name="ce11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</style:style>
    <style:style style:name="ce111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</style:style>
    <style:style style:name="ce1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</style:style>
    <style:style style:name="ce11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</style:style>
    <style:style style:name="ce11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</style:style>
    <style:style style:name="ce1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</style:style>
    <style:style style:name="ce11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</style:style>
    <style:style style:name="ce1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</style:style>
    <style:style style:name="ce1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</style:style>
    <style:style style:name="ce12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</style:style>
    <style:style style:name="ce12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</style:style>
    <style:style style:name="ce12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</style:style>
    <style:style style:name="ce12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</style:style>
    <style:style style:name="ce1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7]));ISBLANK([.Z7])))" style:apply-style-name="cf9" style:base-cell-address="Data_Sheet.Z7"/>
      <style:map style:condition="of:is-true-formula(AND(NOT(ISBLANK([.AA7]));ISBLANK([.Z7])))" style:apply-style-name="cf9" style:base-cell-address="Data_Sheet.Z7"/>
      <style:map style:condition="of:is-true-formula(AND(NOT(ISBLANK([.AA7]));ISBLANK([.Z7])))" style:apply-style-name="cf9" style:base-cell-address="Data_Sheet.Z7"/>
      <style:map style:condition="of:is-true-formula(AND(NOT(ISBLANK([.AA7]));ISBLANK([.Z7])))" style:apply-style-name="cf9" style:base-cell-address="Data_Sheet.Z7"/>
      <style:map style:condition="of:is-true-formula(AND(NOT(ISBLANK([.AA7]));ISBLANK([.Z7])))" style:apply-style-name="cf9" style:base-cell-address="Data_Sheet.Z7"/>
      <style:map style:condition="of:is-true-formula(AND(NOT(ISBLANK([.AA7]));ISBLANK([.Z7])))" style:apply-style-name="cf9" style:base-cell-address="Data_Sheet.Z7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</style:style>
    <style:style style:name="ce1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</style:style>
    <style:style style:name="ce13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</style:style>
    <style:style style:name="ce13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</style:style>
    <style:style style:name="ce13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</style:style>
    <style:style style:name="ce13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</style:style>
    <style:style style:name="ce1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</style:style>
    <style:style style:name="ce1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</style:style>
    <style:style style:name="ce1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</style:style>
    <style:style style:name="ce1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</style:style>
    <style:style style:name="ce1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</style:style>
    <style:style style:name="ce1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</style:style>
    <style:style style:name="ce14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C4]));ISBLANK([.AB4])))" style:apply-style-name="cf9" style:base-cell-address="Data_Sheet.AB4"/>
      <style:map style:condition="of:is-true-formula(AND(NOT(ISBLANK([.AC4]));ISBLANK([.AB4])))" style:apply-style-name="cf9" style:base-cell-address="Data_Sheet.AB4"/>
    </style:style>
    <style:style style:name="ce145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AA4]));ISBLANK([.AB4])))" style:apply-style-name="cf9" style:base-cell-address="Data_Sheet.AB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</style:style>
    <style:style style:name="ce1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</style:style>
    <style:style style:name="ce1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</style:style>
    <style:style style:name="ce1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</style:style>
    <style:style style:name="ce14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A4]));ISBLANK([.AB4])))" style:apply-style-name="cf9" style:base-cell-address="Data_Sheet.AB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E4]));ISBLANK([.AD4])))" style:apply-style-name="cf9" style:base-cell-address="Data_Sheet.AD4"/>
      <style:map style:condition="of:is-true-formula(AND(NOT(ISBLANK([.AE4]));ISBLANK([.AD4])))" style:apply-style-name="cf9" style:base-cell-address="Data_Sheet.AD4"/>
    </style:style>
    <style:style style:name="ce1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</style:style>
    <style:style style:name="ce1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</style:style>
    <style:style style:name="ce152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</style:style>
    <style:style style:name="ce1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</style:style>
    <style:style style:name="ce15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</style:style>
    <style:style style:name="ce1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</style:style>
    <style:style style:name="ce1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</style:style>
    <style:style style:name="ce1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</style:style>
    <style:style style:name="ce15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</style:style>
    <style:style style:name="ce1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16342" table:default-cell-style-name="ce1"/>
        <table:table-row table:style-name="ro1">
          <table:table-cell office:value-type="string" table:number-columns-spanned="1" table:number-rows-spanned="3" table:style-name="ce20">
            <text:p>Year</text:p>
          </table:table-cell>
          <table:table-cell office:value-type="string" table:number-columns-spanned="1" table:number-rows-spanned="3" table:style-name="ce20">
            <text:p>Month</text:p>
          </table:table-cell>
          <table:table-cell office:value-type="string" table:number-columns-spanned="1" table:number-rows-spanned="3" table:content-validation-name="val2" table:style-name="ce21">
            <text:p>Organisation name</text:p>
          </table:table-cell>
          <table:table-cell office:value-type="string" table:number-columns-spanned="1" table:number-rows-spanned="3" table:content-validation-name="val2" table:style-name="ce21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21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1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22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21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2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1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21">
            <text:p>Grand Total paybill/staffing (payroll and non-payroll) costs</text:p>
          </table:table-cell>
          <table:table-cell table:number-columns-repeated="1634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1">
            <text:p>AO/AA</text:p>
          </table:table-cell>
          <table:covered-table-cell/>
          <table:table-cell office:value-type="string" table:number-columns-spanned="2" table:number-rows-spanned="1" table:style-name="ce21">
            <text:p>EO</text:p>
          </table:table-cell>
          <table:covered-table-cell/>
          <table:table-cell office:value-type="string" table:number-columns-spanned="2" table:number-rows-spanned="1" table:style-name="ce21">
            <text:p>SEO/HEO</text:p>
          </table:table-cell>
          <table:covered-table-cell/>
          <table:table-cell office:value-type="string" table:number-columns-spanned="2" table:number-rows-spanned="1" table:style-name="ce21">
            <text:p>Grade 6/7</text:p>
          </table:table-cell>
          <table:covered-table-cell/>
          <table:table-cell office:value-type="string" table:number-columns-spanned="2" table:number-rows-spanned="1" table:style-name="ce21">
            <text:p>SCS</text:p>
          </table:table-cell>
          <table:covered-table-cell/>
          <table:table-cell office:value-type="string" table:number-columns-spanned="2" table:number-rows-spanned="1" table:style-name="ce21">
            <text:p>Other, unknown, unspecified</text:p>
          </table:table-cell>
          <table:covered-table-cell/>
          <table:table-cell office:value-type="string" table:number-columns-spanned="2" table:number-rows-spanned="1" table:content-validation-name="val2" table:style-name="ce21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1">
            <text:p>Agency staff</text:p>
          </table:table-cell>
          <table:covered-table-cell/>
          <table:table-cell office:value-type="string" table:number-columns-spanned="2" table:number-rows-spanned="1" table:style-name="ce22">
            <text:p>Interim managers</text:p>
          </table:table-cell>
          <table:covered-table-cell/>
          <table:table-cell office:value-type="string" table:number-columns-spanned="2" table:number-rows-spanned="1" table:style-name="ce22">
            <text:p>Specialist Contractors</text:p>
          </table:table-cell>
          <table:covered-table-cell/>
          <table:table-cell office:value-type="string" table:number-columns-spanned="2" table:number-rows-spanned="1" table:style-name="ce22">
            <text:p>Consultants/consultancy</text:p>
          </table:table-cell>
          <table:covered-table-cell/>
          <table:table-cell office:value-type="string" table:number-columns-spanned="2" table:number-rows-spanned="1" table:style-name="ce21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1">
            <text:p>Salary</text:p>
          </table:table-cell>
          <table:table-cell office:value-type="string" table:number-columns-spanned="1" table:number-rows-spanned="2" table:style-name="ce21">
            <text:p>Allowances</text:p>
          </table:table-cell>
          <table:table-cell office:value-type="string" table:number-columns-spanned="1" table:number-rows-spanned="2" table:style-name="ce21">
            <text:p>Non-consolidated performance payments</text:p>
          </table:table-cell>
          <table:table-cell office:value-type="string" table:number-columns-spanned="1" table:number-rows-spanned="2" table:style-name="ce21">
            <text:p>Overtime</text:p>
          </table:table-cell>
          <table:table-cell office:value-type="string" table:number-columns-spanned="1" table:number-rows-spanned="2" table:style-name="ce21">
            <text:p>Employer pension contributions</text:p>
          </table:table-cell>
          <table:table-cell office:value-type="string" table:number-columns-spanned="1" table:number-rows-spanned="2" table:style-name="ce21">
            <text:p>Employer national insurance contributions</text:p>
          </table:table-cell>
          <table:table-cell office:value-type="string" table:number-columns-spanned="1" table:number-rows-spanned="2" table:style-name="ce21">
            <text:p>Total paybill for payroll staff</text:p>
          </table:table-cell>
          <table:table-cell office:value-type="string" table:number-columns-spanned="1" table:number-rows-spanned="2" table:style-name="ce21">
            <text:p>Total monthly cost of contingent labour: agency staff, interim managers and specialist contractors</text:p>
          </table:table-cell>
          <table:table-cell office:value-type="string" table:number-columns-spanned="1" table:number-rows-spanned="2" table:style-name="ce21">
            <text:p>Total monthly cost of consultants/</text:p>
            <text:p>consultancy</text:p>
          </table:table-cell>
          <table:table-cell office:value-type="string" table:number-columns-spanned="1" table:number-rows-spanned="2" table:style-name="ce21">
            <text:p>Total non-payroll (CCL) staff costs</text:p>
          </table:table-cell>
          <table:covered-table-cell/>
          <table:table-cell table:number-columns-repeated="1634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2"/>
        </table:table-row>
        <table:table-row table:style-name="ro1">
          <table:table-cell office:value-type="float" office:value="2021" table:style-name="ce5">
            <text:p>2021</text:p>
          </table:table-cell>
          <table:table-cell office:value-type="string" table:style-name="ce5">
            <text:p>August</text:p>
          </table:table-cell>
          <table:table-cell office:value-type="string" table:style-name="ce6">
            <text:p>Home Office (excl agencies)</text:p>
          </table:table-cell>
          <table:table-cell office:value-type="string" table:style-name="ce25">
            <text:p>Ministerial Department</text:p>
          </table:table-cell>
          <table:table-cell office:value-type="string" table:style-name="ce28">
            <text:p>Home Office</text:p>
          </table:table-cell>
          <table:table-cell office:value-type="float" office:value="7797" table:style-name="ce35">
            <text:p>7797</text:p>
          </table:table-cell>
          <table:table-cell office:value-type="float" office:value="6922.5950000000312" table:style-name="ce38">
            <text:p>6922.60</text:p>
          </table:table-cell>
          <table:table-cell office:value-type="float" office:value="14460" table:style-name="ce55">
            <text:p>14460</text:p>
          </table:table-cell>
          <table:table-cell office:value-type="float" office:value="13200.556999999897" table:style-name="ce56">
            <text:p>13200.56</text:p>
          </table:table-cell>
          <table:table-cell office:value-type="float" office:value="9095" table:style-name="ce58">
            <text:p>9095</text:p>
          </table:table-cell>
          <table:table-cell office:value-type="float" office:value="8806.2689999999839" table:style-name="ce71">
            <text:p>8806.27</text:p>
          </table:table-cell>
          <table:table-cell office:value-type="float" office:value="3607" table:style-name="ce73">
            <text:p>3607</text:p>
          </table:table-cell>
          <table:table-cell office:value-type="float" office:value="3529.8010000000017" table:style-name="ce74">
            <text:p>3529.80</text:p>
          </table:table-cell>
          <table:table-cell office:value-type="float" office:value="291" table:style-name="ce93">
            <text:p>291</text:p>
          </table:table-cell>
          <table:table-cell office:value-type="float" office:value="286.48" table:style-name="ce95">
            <text:p>286.48</text:p>
          </table:table-cell>
          <table:table-cell office:value-type="float" office:value="211" table:style-name="ce96">
            <text:p>211</text:p>
          </table:table-cell>
          <table:table-cell office:value-type="float" office:value="207.43899999999999" table:style-name="ce97">
            <text:p>207.44</text:p>
          </table:table-cell>
          <table:table-cell office:value-type="float" office:value="35461" table:content-validation-name="val2" table:style-name="ce110">
            <text:p>35,461</text:p>
          </table:table-cell>
          <table:table-cell office:value-type="float" office:value="32953.140999999916" table:content-validation-name="val2" table:style-name="ce111">
            <text:p>32,953.14</text:p>
          </table:table-cell>
          <table:table-cell office:value-type="float" office:value="3516" table:style-name="ce117">
            <text:p>3516</text:p>
          </table:table-cell>
          <table:table-cell office:value-type="float" office:value="3405.326" table:style-name="ce115">
            <text:p>3405.33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35">
            <text:p>0.00</text:p>
          </table:table-cell>
          <table:table-cell office:value-type="float" office:value="0" table:style-name="ce122">
            <text:p>0</text:p>
          </table:table-cell>
          <table:table-cell office:value-type="float" office:value="0" table:style-name="ce121">
            <text:p>0.00</text:p>
          </table:table-cell>
          <table:table-cell office:value-type="float" office:value="0" table:style-name="ce132">
            <text:p>0</text:p>
          </table:table-cell>
          <table:table-cell office:value-type="float" office:value="0" table:style-name="ce151">
            <text:p>0</text:p>
          </table:table-cell>
          <table:table-cell office:value-type="float" office:value="3516" table:style-name="ce144">
            <text:p>3,516</text:p>
          </table:table-cell>
          <table:table-cell office:value-type="float" office:value="3405.326" table:style-name="ce145">
            <text:p>3,405.33</text:p>
          </table:table-cell>
          <table:table-cell office:value-type="float" office:value="38977" table:content-validation-name="val2" table:style-name="ce149">
            <text:p>38,977</text:p>
          </table:table-cell>
          <table:table-cell office:value-type="float" office:value="36358.466999999917" table:content-validation-name="val2" table:style-name="ce152">
            <text:p>36,358.47</text:p>
          </table:table-cell>
          <table:table-cell office:value-type="currency" office:value="91135439.909999982" table:content-validation-name="val1" table:style-name="ce14">
            <text:p>£91,135,439.91</text:p>
          </table:table-cell>
          <table:table-cell office:value-type="currency" office:value="9133759.8600000106" table:content-validation-name="val1" table:style-name="ce14">
            <text:p>£9,133,759.86</text:p>
          </table:table-cell>
          <table:table-cell office:value-type="currency" office:value="197661.5" table:content-validation-name="val1" table:style-name="ce14">
            <text:p>£197,661.50</text:p>
          </table:table-cell>
          <table:table-cell office:value-type="currency" office:value="1485300.9099999997" table:content-validation-name="val1" table:style-name="ce14">
            <text:p>£1,485,300.91</text:p>
          </table:table-cell>
          <table:table-cell office:value-type="currency" office:value="26041410.73" table:content-validation-name="val1" table:style-name="ce14">
            <text:p>£26,041,410.73</text:p>
          </table:table-cell>
          <table:table-cell office:value-type="currency" office:value="10190677.859999999" table:content-validation-name="val1" table:style-name="ce14">
            <text:p>£10,190,677.86</text:p>
          </table:table-cell>
          <table:table-cell office:value-type="currency" office:value="138184250.76999998" table:style-name="ce15">
            <text:p>£138,184,250.77</text:p>
          </table:table-cell>
          <table:table-cell office:value-type="currency" office:value="8810586.6600000001" table:content-validation-name="val1" table:style-name="ce16">
            <text:p>£8,810,586.66</text:p>
          </table:table-cell>
          <table:table-cell office:value-type="currency" office:value="32509785.359999999" table:content-validation-name="val1" table:style-name="ce16">
            <text:p>£32,509,785.36</text:p>
          </table:table-cell>
          <table:table-cell office:value-type="currency" office:value="41320372.019999996" table:style-name="ce15">
            <text:p>£41,320,372.02</text:p>
          </table:table-cell>
          <table:table-cell office:value-type="currency" office:value="179504622.78999996" table:style-name="ce17">
            <text:p>£179,504,622.79</text:p>
          </table:table-cell>
          <table:table-cell table:number-columns-repeated="16342"/>
        </table:table-row>
        <table:table-row table:style-name="ro4">
          <table:table-cell office:value-type="float" office:value="2021" table:style-name="ce5">
            <text:p>2021</text:p>
          </table:table-cell>
          <table:table-cell office:value-type="string" table:style-name="ce5">
            <text:p>August</text:p>
          </table:table-cell>
          <table:table-cell office:value-type="string" table:style-name="ce6">
            <text:p>Disclosure and Barring Service</text:p>
          </table:table-cell>
          <table:table-cell office:value-type="string" table:style-name="ce24">
            <text:p>Executive Non-Departmental Public Body</text:p>
          </table:table-cell>
          <table:table-cell office:value-type="string" table:style-name="ce26">
            <text:p>Home Office</text:p>
          </table:table-cell>
          <table:table-cell office:value-type="float" office:value="341" table:style-name="ce36">
            <text:p>341</text:p>
          </table:table-cell>
          <table:table-cell office:value-type="float" office:value="274.89999999999998" table:style-name="ce37">
            <text:p>274.90</text:p>
          </table:table-cell>
          <table:table-cell office:value-type="float" office:value="305" table:style-name="ce54">
            <text:p>305</text:p>
          </table:table-cell>
          <table:table-cell office:value-type="float" office:value="267.87" table:style-name="ce57">
            <text:p>267.87</text:p>
          </table:table-cell>
          <table:table-cell office:value-type="float" office:value="371" table:style-name="ce59">
            <text:p>371</text:p>
          </table:table-cell>
          <table:table-cell office:value-type="float" office:value="357.52" table:style-name="ce70">
            <text:p>357.52</text:p>
          </table:table-cell>
          <table:table-cell office:value-type="float" office:value="60" table:style-name="ce72">
            <text:p>60</text:p>
          </table:table-cell>
          <table:table-cell office:value-type="float" office:value="58.53" table:style-name="ce75">
            <text:p>58.53</text:p>
          </table:table-cell>
          <table:table-cell office:value-type="float" office:value="12" table:style-name="ce92">
            <text:p>12</text:p>
          </table:table-cell>
          <table:table-cell office:value-type="float" office:value="12" table:style-name="ce94">
            <text:p>12.00</text:p>
          </table:table-cell>
          <table:table-cell office:value-type="float" office:value="5" table:style-name="ce99">
            <text:p>5</text:p>
          </table:table-cell>
          <table:table-cell office:value-type="float" office:value="4.4000000000000004" table:style-name="ce98">
            <text:p>4.40</text:p>
          </table:table-cell>
          <table:table-cell office:value-type="float" office:value="1094" table:content-validation-name="val2" table:style-name="ce110">
            <text:p>1,094</text:p>
          </table:table-cell>
          <table:table-cell office:value-type="float" office:value="975.21999999999991" table:content-validation-name="val2" table:style-name="ce111">
            <text:p>975.22</text:p>
          </table:table-cell>
          <table:table-cell office:value-type="float" office:value="0" table:style-name="ce118">
            <text:p>0</text:p>
          </table:table-cell>
          <table:table-cell office:value-type="float" office:value="0" table:style-name="ce119">
            <text:p>0.00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34">
            <text:p>0.00</text:p>
          </table:table-cell>
          <table:table-cell office:value-type="float" office:value="13" table:style-name="ce123">
            <text:p>13</text:p>
          </table:table-cell>
          <table:table-cell office:value-type="float" office:value="12.97" table:style-name="ce124">
            <text:p>12.97</text:p>
          </table:table-cell>
          <table:table-cell office:value-type="float" office:value="0" table:style-name="ce127">
            <text:p>0</text:p>
          </table:table-cell>
          <table:table-cell office:value-type="float" office:value="0" table:style-name="ce147">
            <text:p>0</text:p>
          </table:table-cell>
          <table:table-cell office:value-type="float" office:value="13" table:style-name="ce144">
            <text:p>13</text:p>
          </table:table-cell>
          <table:table-cell office:value-type="float" office:value="12.97" table:style-name="ce145">
            <text:p>12.97</text:p>
          </table:table-cell>
          <table:table-cell office:value-type="float" office:value="1107" table:content-validation-name="val2" table:style-name="ce149">
            <text:p>1,107</text:p>
          </table:table-cell>
          <table:table-cell office:value-type="float" office:value="988.18999999999994" table:content-validation-name="val2" table:style-name="ce152">
            <text:p>988.19</text:p>
          </table:table-cell>
          <table:table-cell office:value-type="currency" office:value="2357051.5499999993" table:content-validation-name="val1" table:style-name="ce14">
            <text:p>£2,357,051.55</text:p>
          </table:table-cell>
          <table:table-cell office:value-type="currency" office:value="23705.399999999998" table:content-validation-name="val1" table:style-name="ce14">
            <text:p>£23,705.4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181370.34999999998" table:content-validation-name="val1" table:style-name="ce14">
            <text:p>£181,370.35</text:p>
          </table:table-cell>
          <table:table-cell office:value-type="currency" office:value="646860.98" table:style-name="ce14">
            <text:p>£646,860.98</text:p>
          </table:table-cell>
          <table:table-cell office:value-type="currency" office:value="255607.68000000002" table:content-validation-name="val1" table:style-name="ce14">
            <text:p>£255,607.68</text:p>
          </table:table-cell>
          <table:table-cell office:value-type="currency" office:value="3464595.9599999995" table:style-name="ce15">
            <text:p>£3,464,595.96</text:p>
          </table:table-cell>
          <table:table-cell office:value-type="currency" office:value="2221.63" table:content-validation-name="val1" table:style-name="ce16">
            <text:p>£2,221.63</text:p>
          </table:table-cell>
          <table:table-cell office:value-type="currency" office:value="287320.26" table:content-validation-name="val1" table:style-name="ce16">
            <text:p>£287,320.26</text:p>
          </table:table-cell>
          <table:table-cell office:value-type="currency" office:value="289541.89" table:style-name="ce15">
            <text:p>£289,541.89</text:p>
          </table:table-cell>
          <table:table-cell office:value-type="currency" office:value="3754137.8499999996" table:style-name="ce17">
            <text:p>£3,754,137.85</text:p>
          </table:table-cell>
          <table:table-cell table:number-columns-repeated="16342"/>
        </table:table-row>
        <table:table-row table:style-name="ro4">
          <table:table-cell office:value-type="float" office:value="2021" table:style-name="ce5">
            <text:p>2021</text:p>
          </table:table-cell>
          <table:table-cell office:value-type="string" table:style-name="ce5">
            <text:p>August</text:p>
          </table:table-cell>
          <table:table-cell office:value-type="string" table:style-name="ce6">
            <text:p>Independent Police Complaints Commission</text:p>
          </table:table-cell>
          <table:table-cell office:value-type="string" table:style-name="ce23">
            <text:p>Executive Non-Departmental Public Body</text:p>
          </table:table-cell>
          <table:table-cell office:value-type="string" table:style-name="ce27">
            <text:p>Home Office</text:p>
          </table:table-cell>
          <table:table-cell office:value-type="float" office:value="168" table:style-name="ce34">
            <text:p>168</text:p>
          </table:table-cell>
          <table:table-cell office:value-type="float" office:value="161.80000000000001" table:style-name="ce39">
            <text:p>161.80</text:p>
          </table:table-cell>
          <table:table-cell office:value-type="float" office:value="472" table:style-name="ce46">
            <text:p>472</text:p>
          </table:table-cell>
          <table:table-cell office:value-type="float" office:value="452.6" table:style-name="ce53">
            <text:p>452.60</text:p>
          </table:table-cell>
          <table:table-cell office:value-type="float" office:value="288" table:style-name="ce60">
            <text:p>288</text:p>
          </table:table-cell>
          <table:table-cell office:value-type="float" office:value="279.5" table:style-name="ce61">
            <text:p>279.50</text:p>
          </table:table-cell>
          <table:table-cell office:value-type="float" office:value="42" table:style-name="ce64">
            <text:p>42</text:p>
          </table:table-cell>
          <table:table-cell office:value-type="float" office:value="41.8" table:style-name="ce83">
            <text:p>41.80</text:p>
          </table:table-cell>
          <table:table-cell office:value-type="float" office:value="14" table:style-name="ce84">
            <text:p>14</text:p>
          </table:table-cell>
          <table:table-cell office:value-type="float" office:value="13.6" table:style-name="ce86">
            <text:p>13.60</text:p>
          </table:table-cell>
          <table:table-cell office:value-type="float" office:value="1" table:style-name="ce90">
            <text:p>1</text:p>
          </table:table-cell>
          <table:table-cell office:value-type="float" office:value="1" table:style-name="ce88">
            <text:p>1.00</text:p>
          </table:table-cell>
          <table:table-cell office:value-type="float" office:value="985" table:content-validation-name="val2" table:style-name="ce110">
            <text:p>985</text:p>
          </table:table-cell>
          <table:table-cell office:value-type="float" office:value="950.30000000000007" table:content-validation-name="val2" table:style-name="ce111">
            <text:p>950.30</text:p>
          </table:table-cell>
          <table:table-cell office:value-type="float" office:value="7" table:style-name="ce140">
            <text:p>7</text:p>
          </table:table-cell>
          <table:table-cell office:value-type="float" office:value="6.3" table:style-name="ce106">
            <text:p>6.30</text:p>
          </table:table-cell>
          <table:table-cell office:value-type="float" office:value="0" table:style-name="ce139">
            <text:p>0</text:p>
          </table:table-cell>
          <table:table-cell office:value-type="float" office:value="0" table:style-name="ce133">
            <text:p>0.00</text:p>
          </table:table-cell>
          <table:table-cell office:value-type="float" office:value="3" table:style-name="ce125">
            <text:p>3</text:p>
          </table:table-cell>
          <table:table-cell office:value-type="float" office:value="2.8" table:style-name="ce126">
            <text:p>2.8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46">
            <text:p>0</text:p>
          </table:table-cell>
          <table:table-cell office:value-type="float" office:value="10" table:style-name="ce144">
            <text:p>10</text:p>
          </table:table-cell>
          <table:table-cell office:value-type="float" office:value="9.1" table:style-name="ce145">
            <text:p>9.10</text:p>
          </table:table-cell>
          <table:table-cell office:value-type="float" office:value="995" table:content-validation-name="val2" table:style-name="ce149">
            <text:p>995</text:p>
          </table:table-cell>
          <table:table-cell office:value-type="float" office:value="959.40000000000009" table:content-validation-name="val2" table:style-name="ce152">
            <text:p>959.40</text:p>
          </table:table-cell>
          <table:table-cell office:value-type="currency" office:value="2946191" table:content-validation-name="val1" table:style-name="ce14">
            <text:p>£2,946,191.00</text:p>
          </table:table-cell>
          <table:table-cell office:value-type="currency" office:value="114020" table:content-validation-name="val1" table:style-name="ce14">
            <text:p>£114,02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32189" table:content-validation-name="val1" table:style-name="ce14">
            <text:p>£32,189.00</text:p>
          </table:table-cell>
          <table:table-cell office:value-type="currency" office:value="789878" table:content-validation-name="val1" table:style-name="ce14">
            <text:p>£789,878.00</text:p>
          </table:table-cell>
          <table:table-cell office:value-type="currency" office:value="339076" table:content-validation-name="val1" table:style-name="ce14">
            <text:p>£339,076.00</text:p>
          </table:table-cell>
          <table:table-cell office:value-type="currency" office:value="4221354" table:style-name="ce15">
            <text:p>£4,221,354.00</text:p>
          </table:table-cell>
          <table:table-cell office:value-type="currency" office:value="44427" table:content-validation-name="val1" table:style-name="ce16">
            <text:p>£44,427.00</text:p>
          </table:table-cell>
          <table:table-cell office:value-type="currency" office:value="0" table:content-validation-name="val1" table:style-name="ce16">
            <text:p>£0.00</text:p>
          </table:table-cell>
          <table:table-cell office:value-type="currency" office:value="44427" table:style-name="ce15">
            <text:p>£44,427.00</text:p>
          </table:table-cell>
          <table:table-cell office:value-type="currency" office:value="4265781" table:style-name="ce17">
            <text:p>£4,265,781.00</text:p>
          </table:table-cell>
          <table:table-cell table:number-columns-repeated="16342"/>
        </table:table-row>
        <table:table-row table:style-name="ro4">
          <table:table-cell office:value-type="float" office:value="2021" table:style-name="ce5">
            <text:p>2021</text:p>
          </table:table-cell>
          <table:table-cell office:value-type="string" table:style-name="ce5">
            <text:p>August</text:p>
          </table:table-cell>
          <table:table-cell office:value-type="string" table:style-name="ce6">
            <text:p>Office of the Immigration Services Commissioner</text:p>
          </table:table-cell>
          <table:table-cell office:value-type="string" table:style-name="ce30">
            <text:p>Executive Non-Departmental Public Body</text:p>
          </table:table-cell>
          <table:table-cell office:value-type="string" table:style-name="ce33">
            <text:p>Home Office</text:p>
          </table:table-cell>
          <table:table-cell office:value-type="float" office:value="8" table:style-name="ce41">
            <text:p>8</text:p>
          </table:table-cell>
          <table:table-cell office:value-type="float" office:value="7.6" table:style-name="ce43">
            <text:p>7.60</text:p>
          </table:table-cell>
          <table:table-cell office:value-type="float" office:value="8" table:style-name="ce48">
            <text:p>8</text:p>
          </table:table-cell>
          <table:table-cell office:value-type="float" office:value="7.8" table:style-name="ce52">
            <text:p>7.80</text:p>
          </table:table-cell>
          <table:table-cell office:value-type="float" office:value="35" table:style-name="ce65">
            <text:p>35</text:p>
          </table:table-cell>
          <table:table-cell office:value-type="float" office:value="35" table:style-name="ce62">
            <text:p>35.00</text:p>
          </table:table-cell>
          <table:table-cell office:value-type="float" office:value="4" table:style-name="ce63">
            <text:p>4</text:p>
          </table:table-cell>
          <table:table-cell office:value-type="float" office:value="4" table:style-name="ce82">
            <text:p>4.00</text:p>
          </table:table-cell>
          <table:table-cell office:value-type="float" office:value="1" table:style-name="ce85">
            <text:p>1</text:p>
          </table:table-cell>
          <table:table-cell office:value-type="float" office:value="0.8" table:style-name="ce87">
            <text:p>0.8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89">
            <text:p>0.00</text:p>
          </table:table-cell>
          <table:table-cell office:value-type="float" office:value="56" table:content-validation-name="val2" table:style-name="ce110">
            <text:p>56</text:p>
          </table:table-cell>
          <table:table-cell office:value-type="float" office:value="55.199999999999996" table:content-validation-name="val2" table:style-name="ce111">
            <text:p>55.2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07">
            <text:p>0.00</text:p>
          </table:table-cell>
          <table:table-cell office:value-type="float" office:value="0" table:style-name="ce141">
            <text:p>0</text:p>
          </table:table-cell>
          <table:table-cell office:value-type="float" office:value="0" table:style-name="ce136">
            <text:p>0.00</text:p>
          </table:table-cell>
          <table:table-cell office:value-type="float" office:value="0" table:style-name="ce155">
            <text:p>0</text:p>
          </table:table-cell>
          <table:table-cell office:value-type="float" office:value="0" table:style-name="ce154">
            <text:p>0.00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4">
            <text:p>0</text:p>
          </table:table-cell>
          <table:table-cell office:value-type="float" office:value="0" table:style-name="ce145">
            <text:p>0.00</text:p>
          </table:table-cell>
          <table:table-cell office:value-type="float" office:value="56" table:content-validation-name="val2" table:style-name="ce149">
            <text:p>56</text:p>
          </table:table-cell>
          <table:table-cell office:value-type="float" office:value="55.199999999999996" table:content-validation-name="val2" table:style-name="ce152">
            <text:p>55.20</text:p>
          </table:table-cell>
          <table:table-cell office:value-type="currency" office:value="177846.79" table:content-validation-name="val1" table:style-name="ce14">
            <text:p>£177,846.79</text:p>
          </table:table-cell>
          <table:table-cell office:value-type="currency" office:value="333.33" table:content-validation-name="val1" table:style-name="ce14">
            <text:p>£333.33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48231.6" table:content-validation-name="val1" table:style-name="ce14">
            <text:p>£48,231.60</text:p>
          </table:table-cell>
          <table:table-cell office:value-type="currency" office:value="18893.259999999998" table:content-validation-name="val1" table:style-name="ce14">
            <text:p>£18,893.26</text:p>
          </table:table-cell>
          <table:table-cell office:value-type="currency" office:value="245304.98" table:style-name="ce15">
            <text:p>£245,304.98</text:p>
          </table:table-cell>
          <table:table-cell office:value-type="currency" office:value="0" table:content-validation-name="val1" table:style-name="ce16">
            <text:p>£0.00</text:p>
          </table:table-cell>
          <table:table-cell office:value-type="currency" office:value="0" table:content-validation-name="val1" table:style-name="ce16">
            <text:p>£0.00</text:p>
          </table:table-cell>
          <table:table-cell office:value-type="currency" office:value="0" table:style-name="ce15">
            <text:p>£0.00</text:p>
          </table:table-cell>
          <table:table-cell office:value-type="currency" office:value="245304.98" table:style-name="ce17">
            <text:p>£245,304.98</text:p>
          </table:table-cell>
          <table:table-cell table:number-columns-repeated="16342"/>
        </table:table-row>
        <table:table-row table:style-name="ro4">
          <table:table-cell office:value-type="float" office:value="2021" table:style-name="ce5">
            <text:p>2021</text:p>
          </table:table-cell>
          <table:table-cell office:value-type="string" table:style-name="ce5">
            <text:p>August</text:p>
          </table:table-cell>
          <table:table-cell office:value-type="string" table:style-name="ce6">
            <text:p>Security Industry Authority</text:p>
          </table:table-cell>
          <table:table-cell office:value-type="string" table:style-name="ce29">
            <text:p>Executive Non-Departmental Public Body</text:p>
          </table:table-cell>
          <table:table-cell office:value-type="string" table:style-name="ce32">
            <text:p>Home Office</text:p>
          </table:table-cell>
          <table:table-cell office:value-type="float" office:value="82" table:style-name="ce40">
            <text:p>82</text:p>
          </table:table-cell>
          <table:table-cell office:value-type="float" office:value="75.36" table:style-name="ce42">
            <text:p>75.36</text:p>
          </table:table-cell>
          <table:table-cell office:value-type="float" office:value="90" table:style-name="ce49">
            <text:p>90</text:p>
          </table:table-cell>
          <table:table-cell office:value-type="float" office:value="87.85" table:style-name="ce51">
            <text:p>87.85</text:p>
          </table:table-cell>
          <table:table-cell office:value-type="float" office:value="75" table:style-name="ce66">
            <text:p>75</text:p>
          </table:table-cell>
          <table:table-cell office:value-type="float" office:value="73.83" table:style-name="ce68">
            <text:p>73.83</text:p>
          </table:table-cell>
          <table:table-cell office:value-type="float" office:value="14" table:style-name="ce76">
            <text:p>14</text:p>
          </table:table-cell>
          <table:table-cell office:value-type="float" office:value="13.6" table:style-name="ce78">
            <text:p>13.60</text:p>
          </table:table-cell>
          <table:table-cell office:value-type="float" office:value="4" table:style-name="ce80">
            <text:p>4</text:p>
          </table:table-cell>
          <table:table-cell office:value-type="float" office:value="4" table:style-name="ce101">
            <text:p>4.00</text:p>
          </table:table-cell>
          <table:table-cell office:value-type="float" office:value="4" table:style-name="ce102">
            <text:p>4</text:p>
          </table:table-cell>
          <table:table-cell office:value-type="float" office:value="0.76" table:style-name="ce103">
            <text:p>0.76</text:p>
          </table:table-cell>
          <table:table-cell office:value-type="float" office:value="269" table:content-validation-name="val2" table:style-name="ce110">
            <text:p>269</text:p>
          </table:table-cell>
          <table:table-cell office:value-type="float" office:value="255.39999999999995" table:content-validation-name="val2" table:style-name="ce111">
            <text:p>255.40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08">
            <text:p>0.00</text:p>
          </table:table-cell>
          <table:table-cell office:value-type="float" office:value="0" table:style-name="ce142">
            <text:p>0</text:p>
          </table:table-cell>
          <table:table-cell office:value-type="float" office:value="0" table:style-name="ce137">
            <text:p>0.00</text:p>
          </table:table-cell>
          <table:table-cell office:value-type="float" office:value="0" table:style-name="ce157">
            <text:p>0</text:p>
          </table:table-cell>
          <table:table-cell office:value-type="float" office:value="0" table:style-name="ce156">
            <text:p>0.00</text:p>
          </table:table-cell>
          <table:table-cell office:value-type="float" office:value="4" table:style-name="ce130">
            <text:p>4</text:p>
          </table:table-cell>
          <table:table-cell office:value-type="float" office:value="3.4" table:style-name="ce150">
            <text:p>3.4</text:p>
          </table:table-cell>
          <table:table-cell office:value-type="float" office:value="4" table:style-name="ce144">
            <text:p>4</text:p>
          </table:table-cell>
          <table:table-cell office:value-type="float" office:value="3.4" table:style-name="ce145">
            <text:p>3.40</text:p>
          </table:table-cell>
          <table:table-cell office:value-type="float" office:value="273" table:content-validation-name="val2" table:style-name="ce149">
            <text:p>273</text:p>
          </table:table-cell>
          <table:table-cell office:value-type="float" office:value="258.79999999999995" table:content-validation-name="val2" table:style-name="ce152">
            <text:p>258.80</text:p>
          </table:table-cell>
          <table:table-cell office:value-type="currency" office:value="788238.25" table:content-validation-name="val1" table:style-name="ce14">
            <text:p>£788,238.25</text:p>
          </table:table-cell>
          <table:table-cell office:value-type="currency" office:value="19930.39" table:content-validation-name="val1" table:style-name="ce14">
            <text:p>£19,930.39</text:p>
          </table:table-cell>
          <table:table-cell office:value-type="currency" office:value="1250" table:content-validation-name="val1" table:style-name="ce14">
            <text:p>£1,250.00</text:p>
          </table:table-cell>
          <table:table-cell office:value-type="currency" office:value="16516.97" table:content-validation-name="val1" table:style-name="ce14">
            <text:p>£16,516.97</text:p>
          </table:table-cell>
          <table:table-cell office:value-type="currency" office:value="194006.72" table:content-validation-name="val1" table:style-name="ce14">
            <text:p>£194,006.72</text:p>
          </table:table-cell>
          <table:table-cell office:value-type="currency" office:value="86890.65" table:content-validation-name="val1" table:style-name="ce14">
            <text:p>£86,890.65</text:p>
          </table:table-cell>
          <table:table-cell office:value-type="currency" office:value="1106832.98" table:style-name="ce15">
            <text:p>£1,106,832.98</text:p>
          </table:table-cell>
          <table:table-cell office:value-type="currency" office:value="0" table:content-validation-name="val1" table:style-name="ce16">
            <text:p>£0.00</text:p>
          </table:table-cell>
          <table:table-cell office:value-type="currency" office:value="64593" table:content-validation-name="val1" table:style-name="ce16">
            <text:p>£64,593.00</text:p>
          </table:table-cell>
          <table:table-cell office:value-type="currency" office:value="64593" table:style-name="ce15">
            <text:p>£64,593.00</text:p>
          </table:table-cell>
          <table:table-cell office:value-type="currency" office:value="1171425.98" table:style-name="ce17">
            <text:p>£1,171,425.98</text:p>
          </table:table-cell>
          <table:table-cell table:number-columns-repeated="16342"/>
        </table:table-row>
        <table:table-row table:style-name="ro4">
          <table:table-cell office:value-type="float" office:value="2021" table:style-name="ce5">
            <text:p>2021</text:p>
          </table:table-cell>
          <table:table-cell office:value-type="string" table:style-name="ce5">
            <text:p>August</text:p>
          </table:table-cell>
          <table:table-cell office:value-type="string" table:style-name="ce6">
            <text:p>Gangmasters &amp; Labour Abuse Authority</text:p>
          </table:table-cell>
          <table:table-cell office:value-type="string" table:style-name="ce31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6" table:style-name="ce45">
            <text:p>6</text:p>
          </table:table-cell>
          <table:table-cell office:value-type="float" office:value="6" table:style-name="ce44">
            <text:p>6.00</text:p>
          </table:table-cell>
          <table:table-cell office:value-type="float" office:value="11" table:style-name="ce47">
            <text:p>11</text:p>
          </table:table-cell>
          <table:table-cell office:value-type="float" office:value="10" table:style-name="ce50">
            <text:p>10.00</text:p>
          </table:table-cell>
          <table:table-cell office:value-type="float" office:value="92" table:style-name="ce67">
            <text:p>92</text:p>
          </table:table-cell>
          <table:table-cell office:value-type="float" office:value="90.38" table:style-name="ce69">
            <text:p>90.38</text:p>
          </table:table-cell>
          <table:table-cell office:value-type="float" office:value="9" table:style-name="ce77">
            <text:p>9</text:p>
          </table:table-cell>
          <table:table-cell office:value-type="float" office:value="8.8000000000000007" table:style-name="ce79">
            <text:p>8.80</text:p>
          </table:table-cell>
          <table:table-cell office:value-type="float" office:value="2" table:style-name="ce81">
            <text:p>2</text:p>
          </table:table-cell>
          <table:table-cell office:value-type="float" office:value="2" table:style-name="ce100">
            <text:p>2.00</text:p>
          </table:table-cell>
          <table:table-cell office:value-type="float" office:value="0" table:style-name="ce105">
            <text:p>0</text:p>
          </table:table-cell>
          <table:table-cell office:value-type="float" office:value="0" table:style-name="ce104">
            <text:p>0.00</text:p>
          </table:table-cell>
          <table:table-cell office:value-type="float" office:value="120" table:content-validation-name="val2" table:style-name="ce110">
            <text:p>120</text:p>
          </table:table-cell>
          <table:table-cell office:value-type="float" office:value="117.17999999999999" table:content-validation-name="val2" table:style-name="ce111">
            <text:p>117.18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09">
            <text:p>0.00</text:p>
          </table:table-cell>
          <table:table-cell office:value-type="float" office:value="0" table:style-name="ce143">
            <text:p>0</text:p>
          </table:table-cell>
          <table:table-cell office:value-type="float" office:value="0" table:style-name="ce138">
            <text:p>0.00</text:p>
          </table:table-cell>
          <table:table-cell office:value-type="float" office:value="0" table:style-name="ce159">
            <text:p>0</text:p>
          </table:table-cell>
          <table:table-cell office:value-type="float" office:value="0" table:style-name="ce158">
            <text:p>0.00</text:p>
          </table:table-cell>
          <table:table-cell office:value-type="float" office:value="0" table:style-name="ce131">
            <text:p>0</text:p>
          </table:table-cell>
          <table:table-cell office:value-type="float" office:value="0" table:style-name="ce153">
            <text:p>0</text:p>
          </table:table-cell>
          <table:table-cell office:value-type="float" office:value="0" table:style-name="ce144">
            <text:p>0</text:p>
          </table:table-cell>
          <table:table-cell office:value-type="float" office:value="0" table:style-name="ce145">
            <text:p>0.00</text:p>
          </table:table-cell>
          <table:table-cell office:value-type="float" office:value="120" table:content-validation-name="val2" table:style-name="ce149">
            <text:p>120</text:p>
          </table:table-cell>
          <table:table-cell office:value-type="float" office:value="117.17999999999999" table:content-validation-name="val2" table:style-name="ce152">
            <text:p>117.18</text:p>
          </table:table-cell>
          <table:table-cell office:value-type="currency" office:value="324747.37" table:content-validation-name="val1" table:style-name="ce14">
            <text:p>£324,747.37</text:p>
          </table:table-cell>
          <table:table-cell office:value-type="currency" office:value="8106.71" table:content-validation-name="val1" table:style-name="ce14">
            <text:p>£8,106.71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84506.990000000063" table:content-validation-name="val1" table:style-name="ce14">
            <text:p>£84,506.99</text:p>
          </table:table-cell>
          <table:table-cell office:value-type="currency" office:value="36044.360000000015" table:content-validation-name="val1" table:style-name="ce14">
            <text:p>£36,044.36</text:p>
          </table:table-cell>
          <table:table-cell office:value-type="currency" office:value="453405.43000000005" table:style-name="ce15">
            <text:p>£453,405.43</text:p>
          </table:table-cell>
          <table:table-cell office:value-type="currency" office:value="0" table:content-validation-name="val1" table:style-name="ce16">
            <text:p>£0.00</text:p>
          </table:table-cell>
          <table:table-cell office:value-type="currency" office:value="0" table:content-validation-name="val1" table:style-name="ce16">
            <text:p>£0.00</text:p>
          </table:table-cell>
          <table:table-cell office:value-type="currency" office:value="0" table:style-name="ce15">
            <text:p>£0.00</text:p>
          </table:table-cell>
          <table:table-cell office:value-type="currency" office:value="453405.43000000005" table:style-name="ce17">
            <text:p>£453,405.43</text:p>
          </table:table-cell>
          <table:table-cell table:number-columns-repeated="1634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5" table:style-name="ce1"/>
          <table:table-cell table:style-name="ce18"/>
          <table:table-cell table:number-columns-repeated="3" table:style-name="ce1"/>
          <table:table-cell table:style-name="ce19"/>
          <table:table-cell table:number-columns-repeated="16344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Tony Millet</meta:initial-creator>
    <dc:creator>Mathew John Raji</dc:creator>
    <meta:creation-date>2012-07-18T14:50:11Z</meta:creation-date>
    <dc:date>2021-10-26T14:38:53Z</dc:date>
  </office:meta>
</office:document-meta>
</file>